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2d08e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Verdana" fo:background-color="transparent" loext:char-shading-value="0" style:text-scale="200%" style:shadow="none"/>
    </style:style>
    <style:style style:name="T5" style:family="text">
      <style:text-properties style:font-name="Verdana" fo:background-color="transparent" loext:char-shading-value="0" style:text-scale="130%" style:shadow="none"/>
    </style:style>
    <style:style style:name="T6" style:family="text">
      <style:text-properties style:font-name="Verdana" fo:background-color="transparent" loext:char-shading-value="0" style:text-scale="145%" style:shadow="none"/>
    </style:style>
    <style:style style:name="T7" style:family="text">
      <style:text-properties style:font-name="Courier 10 Pitch" fo:background-color="transparent" loext:char-shading-value="0" style:text-scale="145%" style:shadow="none"/>
    </style:style>
    <style:style style:name="T8" style:family="text">
      <style:text-properties style:font-name="Courier 10 Pitch" fo:background-color="transparent" loext:char-shading-value="0" style:text-scale="150%" style:shadow="none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0"><text:placeholder text:placeholder-type="text">&lt;o.symbol&gt;</text:placeholder><text:line-break/><text:span text:style-name="T8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1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0B400000038B2AAF26D.pn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2T15:15:06.146115050</dc:date>
    <meta:editing-duration>P1DT4H26M37S</meta:editing-duration>
    <meta:editing-cycles>293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75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